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6c634f" style:font-size-asian="12pt" style:font-size-complex="12pt"/>
    </style:style>
    <style:style style:name="T14" style:family="text">
      <style:text-properties fo:font-size="12pt" officeooo:rsid="0329de11" style:font-size-asian="12pt" style:font-size-complex="12pt"/>
    </style:style>
    <style:style style:name="T15" style:family="text">
      <style:text-properties fo:font-size="12pt" officeooo:rsid="03345096" style:font-size-asian="12pt" style:font-size-complex="12pt"/>
    </style:style>
    <style:style style:name="T16" style:family="text">
      <style:text-properties fo:font-size="12pt" officeooo:rsid="03828afe" style:font-size-asian="12pt" style:font-size-complex="12pt"/>
    </style:style>
    <style:style style:name="T17" style:family="text">
      <style:text-properties fo:font-size="12pt" officeooo:rsid="03843a18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font-style-asian="normal" style:font-style-complex="normal"/>
    </style:style>
    <style:style style:name="T22" style:family="text">
      <style:text-properties officeooo:rsid="03850c7c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Checklist i</text:span><text:span text:style-name="T14">n</text:span><text:span text:style-name="T16">name</text:span><text:span text:style-name="T14"> </text:span><text:span text:style-name="T15">voor </text:span><text:span text:style-name="T16">h</text:span><text:span text:style-name="T15">e</text:span><text:span text:style-name="T16">t</text:span><text:span text:style-name="T15"> </text:span><text:span text:style-name="T16">overzetten </text:span><text:span text:style-name="T14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4">.</text:span></text:p>
      <text:p text:style-name="P3"/>
      <text:p text:style-name="P3">Het invullen van dit formulier helpt bij het beoordelen van een <text:span text:style-name="T22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 table:style-name="TableLine94419095338432"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7" svg:width="12.828cm" svg:height="1.001cm" draw:control="control3"/></text:p>
          </table:table-cell>
        </table:table-row>
        <table:table-row table:style-name="TableLine94419103632096"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7" svg:width="12.828cm" svg:height="1.001cm" draw:control="control7"/></text:p>
          </table:table-cell>
        </table:table-row>
        <table:table-row table:style-name="TableLine94419112229488"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7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 table:style-name="TableLine94419112231744"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Vo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7" svg:width="8.166cm" svg:height="1.001cm" draw:control="control1"/></text:p>
          </table:table-cell>
        </table:table-row>
        <table:table-row table:style-name="TableLine94419104733568"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8">Voorbeeld:</text:span> Windows 7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7" svg:width="8.166cm" svg:height="1.001cm" draw:control="control2"/></text:p>
          </table:table-cell>
        </table:table-row>
        <table:table-row table:style-name="TableLine94419095439232">
          <table:table-cell table:style-name="Tabel1.A2" office:value-type="string">
            <text:p text:style-name="P3">Welke programma's gebruikt u dagelijks?</text:p>
            <text:p text:style-name="P3">(V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7" svg:width="8.166cm" svg:height="7.002cm" draw:control="control4"/></text:p>
          </table:table-cell>
        </table:table-row>
        <table:table-row table:style-name="TableLine94419095439856">
          <table:table-cell table:style-name="Tabel1.A2" office:value-type="string">
            <text:p text:style-name="P3">Wat is het merk en type van uw printer?</text:p>
            <text:p text:style-name="P3">(V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7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2-07-25T19:10:58.209208119">25-07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07-25T19:10:58.056609942</dc:date>
    <meta:editing-duration>PT17H51M40S</meta:editing-duration>
    <meta:editing-cycles>905</meta:editing-cycles>
    <meta:generator>LibreOffice/7.3.4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6" meta:character-count="1078" meta:non-whitespace-character-count="939"/>
  </office:meta>
</office:document-meta>
</file>